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https://briarproject.org/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https://briarproject.org/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3:18Z</meta:creation-date>
    <dc:date>2022-04-23T08:43:18Z</dc:date>
  </office:meta>
</office:document-meta>
</file>